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55" calcext:value-type="float">
            <text:p>955</text:p>
          </table:table-cell>
          <table:table-cell table:style-name="ce7" table:formula="of:=COUNTIF([.B7:.B1095];&quot;X&quot;)" office:value-type="float" office:value="820" calcext:value-type="float">
            <text:p>820</text:p>
          </table:table-cell>
          <table:table-cell table:style-name="ce7" table:formula="of:=COUNTIF([.C7:.C1095];&quot;X&quot;)" office:value-type="float" office:value="16" calcext:value-type="float">
            <text:p>16</text:p>
          </table:table-cell>
          <table:table-cell table:style-name="ce7" table:formula="of:=COUNTIF([.D7:.D1095];&quot;X&quot;)" office:value-type="float" office:value="71" calcext:value-type="float">
            <text:p>71</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6" calcext:value-type="float">
            <text:p>106</text:p>
          </table:table-cell>
          <table:table-cell table:style-name="ce25" table:formula="of:=SUM([.B2:.F2])" office:value-type="float" office:value="1014" calcext:value-type="float">
            <text:p>101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9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24">00/00/0000</text:date>, <text:time style:data-style-name="N2" text:time-value="21:30:25.91539386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24T21:31:46.690126268</dc:date>
    <meta:editing-duration>P1DT2H33M12S</meta:editing-duration>
    <meta:editing-cycles>953</meta:editing-cycles>
    <meta:document-statistic meta:table-count="1" meta:cell-count="5752" meta:object-count="0"/>
  </office:meta>
</office:document-meta>
</file>